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5in" fo:margin-right="0in" fo:line-height="200%" fo:text-indent="-0.5in" style:auto-text-indent="false">
        <style:tab-stops/>
      </style:paragraph-properties>
    </style:style>
    <style:style style:name="P2" style:family="paragraph" style:parent-style-name="Standard">
      <style:paragraph-properties fo:margin-left="0.5in" fo:margin-right="0in" fo:line-height="200%" fo:text-align="center" style:justify-single-word="false" fo:text-indent="-0.5in" style:auto-text-indent="false">
        <style:tab-stops/>
      </style:paragraph-properties>
    </style:style>
    <style:style style:name="P3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P4" style:family="paragraph" style:parent-style-name="Standard">
      <style:paragraph-properties fo:margin-left="0.5in" fo:margin-right="0in" fo:line-height="200%" fo:text-align="start" style:justify-single-word="false" fo:text-indent="-0.5in" style:auto-text-indent="false">
        <style:tab-stops/>
      </style:paragraph-properties>
    </style:style>
    <style:style style:name="T1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ill Kaufman</text:p>
      <text:p text:style-name="P1">Mr. Niedringhaus</text:p>
      <text:p text:style-name="P1">World History</text:p>
      <text:p text:style-name="P1">16 November 2014</text:p>
      <text:p text:style-name="P2">Bibliography</text:p>
      <text:p text:style-name="P3">Bartal, Shaul. "The Palestinian Refugee Problem Resolved." Middle East Quarterly 20, no. 4 (Fall 2013): 29-40. Academic Search Premier, EBSCOhost (accessed November 16, 2014).</text:p>
      <text:p text:style-name="P3">Dajani Daoudi, Mohammed S., and Zeina M. Barakat. "Israelis and Palestinians: Contested Narratives." Israel Studies 18, no. 2 (Summer2013 2013): 53-69. Academic Search Premier, EBSCOhost (accessed November 16, 2014).</text:p>
      <text:p text:style-name="P3">Herzog, Chaim. <text:span text:style-name="T1">The Arab-Israeli Wars: War and Peace in the Middle East from the War of Independence to Lebanon</text:span>. London: Arms and Armour, 1984.</text:p>
      <text:p text:style-name="P3">Khalidi, Walid, trans. <text:s/>“Text of Plan Dalet (Plan D) 10 March 1948: General Section.” <text:s/>MidEast Web Historical Documents. <text:s/>Accessed 18 November 2014. <text:s/>&lt;<text:a xlink:type="simple" xlink:href="http://www.mideastweb.org/" text:style-name="Internet_20_link" text:visited-style-name="Visited_20_Internet_20_Link">http://www.mideastweb.org/</text:a>&gt;.</text:p>
      <text:p text:style-name="P3">Kurzman, Dan. <text:span text:style-name="T1">Genesis 1948; The First Arab-Israeli War</text:span>. New York: World Pub. Co, 1970.</text:p>
      <text:p text:style-name="P3">Lorch, Netanel. <text:s/>“Israel’s War of Independence (1947-1949).” <text:s/>Israel Ministry of Foreign Affairs. <text:s/>Accessed 16 November 2014. <text:s/>&lt;<text:a xlink:type="simple" xlink:href="http://mfa.gov.il/" text:style-name="Internet_20_link" text:visited-style-name="Visited_20_Internet_20_Link">http://mfa.gov.il</text:a>&gt;.</text:p>
      <text:p text:style-name="P3">Morris, Benny. <text:s/><text:span text:style-name="T1">1948: A History of the First Arab-Israeli War</text:span>. <text:s/>New Haven: Yale University Press, 2008.</text:p>
      <text:p text:style-name="P3">“The Nabka, 65 Years of Dispossession and Apartheid.” <text:s/>Institute For Middle East Understanding. <text:s/>Accessed 21 November 2014. <text:s/>&lt;<text:a xlink:type="simple" xlink:href="http://imeu.org/" text:style-name="Internet_20_link" text:visited-style-name="Visited_20_Internet_20_Link">http://imeu.org/</text:a>&gt;.</text:p>
      <text:p text:style-name="P3">Pappé, Ilan. <text:s/><text:span text:style-name="T1">The Making of the Arab-Israeli Conflict, 1947-51</text:span>. <text:s/>London: I.B. Tauris &amp; Co Ltd, 1992.</text:p>
      <text:p text:style-name="P3">Tal, David. <text:s/><text:span text:style-name="T1">War in Palestine 1948: Strategy and Diplomacy</text:span>. <text:s/>London: Routledge Taylor and Francis Group, 2004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Will Kaufman</meta:initial-creator>
    <meta:creation-date>2014-11-16T15:34:51</meta:creation-date>
    <dc:date>2014-12-03T13:01:44</dc:date>
    <dc:creator>Will Kaufman</dc:creator>
    <meta:editing-duration>PT4H46M33S</meta:editing-duration>
    <meta:editing-cycles>45</meta:editing-cycles>
    <meta:generator>OpenOffice/4.1.1$Unix OpenOffice.org_project/411m6$Build-9775</meta:generator>
    <meta:document-statistic meta:table-count="0" meta:image-count="0" meta:object-count="0" meta:page-count="1" meta:paragraph-count="15" meta:word-count="208" meta:character-count="1471"/>
  </office:meta>
</office:document-meta>
</file>